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16.484cm"/>
    </style:style>
    <style:style style:name="Таблица1.1" style:family="table-row">
      <style:table-row-properties style:min-row-height="0.3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035cm" fo:keep-together="auto"/>
    </style:style>
    <style:style style:name="Таблица1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16.48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4cm" fo:margin-left="0.009cm" fo:margin-top="0cm" fo:margin-bottom="0cm" table:align="left" style:writing-mode="lr-tb"/>
    </style:style>
    <style:style style:name="Таблица3.A" style:family="table-column">
      <style:table-column-properties style:column-width="16.48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4cm" fo:margin-left="0.009cm" fo:margin-top="0cm" fo:margin-bottom="0cm" table:align="left" style:writing-mode="lr-tb"/>
    </style:style>
    <style:style style:name="Таблица4.A" style:family="table-column">
      <style:table-column-properties style:column-width="16.48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A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 style:list-style-name="WWNum11">
      <style:text-properties officeooo:paragraph-rsid="001cfb4b"/>
    </style:style>
    <style:style style:name="P2" style:family="paragraph" style:parent-style-name="List_20_Paragraph" style:list-style-name="WWNum12">
      <style:text-properties officeooo:paragraph-rsid="001cfb4b"/>
    </style:style>
    <style:style style:name="P3" style:family="paragraph" style:parent-style-name="List_20_Paragraph" style:list-style-name="WWNum13">
      <style:text-properties officeooo:paragraph-rsid="001cfb4b"/>
    </style:style>
    <style:style style:name="P4" style:family="paragraph" style:parent-style-name="List_20_Paragraph" style:list-style-name="WWNum14">
      <style:text-properties officeooo:paragraph-rsid="001cfb4b"/>
    </style:style>
    <style:style style:name="P5" style:family="paragraph" style:parent-style-name="List_20_Paragraph" style:list-style-name="WWNum15">
      <style:text-properties officeooo:paragraph-rsid="001cfb4b"/>
    </style:style>
    <style:style style:name="P6" style:family="paragraph" style:parent-style-name="List_20_Paragraph" style:list-style-name="WWNum16">
      <style:text-properties officeooo:paragraph-rsid="001cfb4b"/>
    </style:style>
    <style:style style:name="P7" style:family="paragraph" style:parent-style-name="List_20_Paragraph" style:list-style-name="WWNum17">
      <style:text-properties officeooo:paragraph-rsid="001cfb4b"/>
    </style:style>
    <style:style style:name="P8" style:family="paragraph" style:parent-style-name="List_20_Paragraph" style:list-style-name="WWNum18">
      <style:paragraph-properties fo:margin-top="0cm" fo:margin-bottom="0cm" style:contextual-spacing="false"/>
      <style:text-properties officeooo:paragraph-rsid="001cfb4b"/>
    </style:style>
    <style:style style:name="P9" style:family="paragraph" style:parent-style-name="List_20_Paragraph">
      <style:paragraph-properties fo:margin-top="0cm" fo:margin-bottom="0cm" style:contextual-spacing="false"/>
      <style:text-properties style:font-name="Times New Roman" officeooo:paragraph-rsid="001cfb4b"/>
    </style:style>
    <style:style style:name="P10" style:family="paragraph" style:parent-style-name="Standard">
      <style:text-properties style:font-name="Times New Roman" officeooo:paragraph-rsid="001cfb4b" style:font-name-complex="Times New Roman1"/>
    </style:style>
    <style:style style:name="P11" style:family="paragraph" style:parent-style-name="Standard">
      <style:text-properties style:font-name="Times New Roman" fo:font-weight="bold" officeooo:paragraph-rsid="001cfb4b" style:font-weight-asian="bold" style:font-name-complex="Times New Roman1"/>
    </style:style>
    <style:style style:name="P12" style:family="paragraph" style:parent-style-name="Standard">
      <style:text-properties style:font-name="Times New Roman" officeooo:paragraph-rsid="001cfb4b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vertical-align="auto"/>
      <style:text-properties officeooo:paragraph-rsid="001cfb4b" style:letter-kerning="false" style:font-name-asian="Calibri" style:language-asian="en" style:country-asian="US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vertical-align="auto"/>
      <style:text-properties fo:color="#000000" loext:opacity="100%" style:font-name="Consolas" fo:font-size="9.5pt" fo:language="ru" fo:country="RU" officeooo:paragraph-rsid="001cfb4b" style:letter-kerning="false" style:font-name-asian="Calibri" style:font-size-asian="9.5pt" style:language-asian="en" style:country-asian="US" style:font-name-complex="Consolas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vertical-align="auto"/>
      <style:text-properties fo:color="#000000" loext:opacity="100%" style:font-name="Droid Sans Mono" fo:font-size="10.5pt" fo:font-weight="normal" officeooo:paragraph-rsid="001cfb4b" fo:background-color="transparen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vertical-align="auto"/>
      <style:text-properties fo:color="#000000" loext:opacity="100%" style:font-name="Droid Sans Mono" fo:font-size="10.5pt" fo:font-weight="normal" officeooo:paragraph-rsid="001cfb4b" fo:background-color="#1e1e1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vertical-align="auto"/>
      <style:text-properties fo:color="#000000" loext:opacity="100%" style:font-name="Droid Sans Mono" fo:font-size="10.5pt" fo:language="ru" fo:country="RU" fo:font-weight="normal" officeooo:paragraph-rsid="001cfb4b" style:letter-kerning="false" fo:background-color="transparent" style:font-name-asian="Calibri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vertical-align="auto"/>
      <style:text-properties fo:color="#000000" loext:opacity="100%" fo:language="ru" fo:country="RU" officeooo:paragraph-rsid="001cfb4b" style:letter-kerning="false" style:font-name-asian="Calibri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vertical-align="auto"/>
      <style:text-properties fo:language="ru" fo:country="RU" officeooo:paragraph-rsid="001cfb4b" style:letter-kerning="false" style:font-name-asian="Calibri" style:language-asian="en" style:country-asian="US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vertical-align="auto"/>
      <style:text-properties fo:language="ru" fo:country="RU" officeooo:paragraph-rsid="001cfb4b" style:letter-kerning="false" style:font-name-asian="Calibri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text-properties officeooo:paragraph-rsid="001cfb4b"/>
    </style:style>
    <style:style style:name="P24" style:family="paragraph" style:parent-style-name="Standard">
      <style:text-properties officeooo:paragraph-rsid="001d48ca"/>
    </style:style>
    <style:style style:name="P25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6" style:family="paragraph" style:parent-style-name="Standard">
      <style:paragraph-properties style:line-height-at-least="0.503cm"/>
    </style:style>
    <style:style style:name="P27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officeooo:paragraph-rsid="001cfb4b"/>
    </style:style>
    <style:style style:name="P28" style:family="paragraph" style:parent-style-name="Standard_20__28_user_29_">
      <style:paragraph-properties fo:line-height="150%" fo:text-align="center" style:justify-single-word="false"/>
      <style:text-properties officeooo:paragraph-rsid="001cfb4b"/>
    </style:style>
    <style:style style:name="P29" style:family="paragraph" style:parent-style-name="Standard_20__28_user_29_">
      <style:paragraph-properties fo:line-height="150%"/>
      <style:text-properties officeooo:paragraph-rsid="001cfb4b"/>
    </style:style>
    <style:style style:name="P30" style:family="paragraph" style:parent-style-name="Standard_20__28_user_29_" style:master-page-name="First_20_Page">
      <style:paragraph-properties fo:text-align="center" style:justify-single-word="false" style:page-number="auto"/>
      <style:text-properties officeooo:paragraph-rsid="001cfb4b"/>
    </style:style>
    <style:style style:name="P31" style:family="paragraph" style:parent-style-name="Standard_20__28_user_29_">
      <style:paragraph-properties fo:text-align="center" style:justify-single-word="false"/>
      <style:text-properties officeooo:paragraph-rsid="001cfb4b"/>
    </style:style>
    <style:style style:name="P32" style:family="paragraph" style:parent-style-name="Standard_20__28_user_29_">
      <style:paragraph-properties fo:text-align="center" style:justify-single-word="false"/>
      <style:text-properties style:font-name="Times New Roman" fo:font-size="18pt" fo:font-weight="bold" officeooo:paragraph-rsid="001cfb4b" style:font-size-asian="18pt" style:font-weight-asian="bold" style:font-name-complex="Times New Roman1" style:font-size-complex="18pt"/>
    </style:style>
    <style:style style:name="P33" style:family="paragraph" style:parent-style-name="Standard_20__28_user_29_">
      <style:text-properties style:font-name="Times New Roman" fo:font-size="18pt" fo:font-weight="bold" officeooo:paragraph-rsid="001cfb4b" style:font-size-asian="18pt" style:font-weight-asian="bold" style:font-name-complex="Times New Roman1" style:font-size-complex="18pt"/>
    </style:style>
    <style:style style:name="P34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1cfb4b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_20__28_user_29_">
      <style:text-properties style:font-name="Times New Roman" fo:font-size="14pt" officeooo:paragraph-rsid="001cfb4b" style:font-size-asian="14pt" style:font-name-complex="Times New Roman1" style:font-size-complex="14pt"/>
    </style:style>
    <style:style style:name="P36" style:family="paragraph" style:parent-style-name="Standard_20__28_user_29_" style:list-style-name="">
      <style:paragraph-properties fo:margin-top="0.353cm" fo:margin-bottom="0cm" style:contextual-spacing="false" fo:keep-together="always" fo:keep-with-next="always"/>
      <style:text-properties style:font-name="Times New Roman" officeooo:paragraph-rsid="001cfb4b" style:font-name-complex="Times New Roman1"/>
    </style:style>
    <style:style style:name="P37" style:family="paragraph" style:parent-style-name="Standard_20__28_user_29_">
      <style:text-properties style:font-name="Times New Roman" officeooo:paragraph-rsid="001cfb4b" style:font-name-complex="Times New Roman1"/>
    </style:style>
    <style:style style:name="P38" style:family="paragraph" style:parent-style-name="Standard_20__28_user_29_">
      <style:text-properties style:font-name="Times New Roman" fo:font-weight="bold" officeooo:paragraph-rsid="001cfb4b" style:font-weight-asian="bold" style:font-name-complex="Times New Roman1"/>
    </style:style>
    <style:style style:name="P39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officeooo:paragraph-rsid="001cfb4b" style:font-name-asian="Times New Roman1" style:font-size-asian="14pt" style:font-name-complex="Times New Roman1" style:font-size-complex="14pt"/>
    </style:style>
    <style:style style:name="P40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officeooo:paragraph-rsid="001cfb4b" style:font-name-asian="Times New Roman1" style:font-size-asian="14pt" style:font-name-complex="Times New Roman1" style:font-size-complex="14pt"/>
    </style:style>
    <style:style style:name="P41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1cfb4b" style:font-name-asian="Times New Roman1" style:font-size-asian="14pt" style:font-name-complex="Times New Roman1" style:font-size-complex="14pt"/>
    </style:style>
    <style:style style:name="P42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officeooo:paragraph-rsid="001cfb4b"/>
    </style:style>
    <style:style style:name="P43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1cfb4b"/>
    </style:style>
    <style:style style:name="P44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officeooo:paragraph-rsid="001cfb4b"/>
    </style:style>
    <style:style style:name="P45" style:family="paragraph" style:parent-style-name="Standard_20__28_user_29_">
      <style:paragraph-properties fo:line-height="100%"/>
      <style:text-properties officeooo:paragraph-rsid="001cfb4b"/>
    </style:style>
    <style:style style:name="P46" style:family="paragraph" style:parent-style-name="Standard_20__28_user_29_">
      <style:paragraph-properties fo:margin-top="0cm" fo:margin-bottom="0cm" style:contextual-spacing="false" fo:line-height="100%"/>
      <style:text-properties officeooo:paragraph-rsid="001cfb4b"/>
    </style:style>
    <style:style style:name="P47" style:family="paragraph" style:parent-style-name="Standard_20__28_user_29_" style:list-style-name="">
      <style:paragraph-properties fo:margin-top="0.353cm" fo:margin-bottom="0cm" style:contextual-spacing="false" fo:keep-together="always" fo:keep-with-next="always"/>
      <style:text-properties officeooo:paragraph-rsid="001cfb4b"/>
    </style:style>
    <style:style style:name="P48" style:family="paragraph" style:parent-style-name="Standard_20__28_user_29_" style:list-style-name="">
      <style:paragraph-properties fo:margin-top="0.353cm" fo:margin-bottom="0.282cm" style:contextual-spacing="false" fo:keep-together="always" fo:keep-with-next="always"/>
      <style:text-properties officeooo:paragraph-rsid="001cfb4b"/>
    </style:style>
    <style:style style:name="P49" style:family="paragraph" style:parent-style-name="Standard_20__28_user_29_" style:list-style-name="WWNum19">
      <style:paragraph-properties fo:margin-top="0.212cm" fo:margin-bottom="0cm" style:contextual-spacing="false" fo:keep-together="always" fo:keep-with-next="always"/>
      <style:text-properties officeooo:paragraph-rsid="001cfb4b"/>
    </style:style>
    <style:style style:name="P50" style:family="paragraph" style:parent-style-name="Standard_20__28_user_29_" style:list-style-name="WWNum20">
      <style:paragraph-properties fo:margin-top="0.212cm" fo:margin-bottom="0cm" style:contextual-spacing="false" fo:keep-together="always" fo:keep-with-next="always"/>
      <style:text-properties officeooo:paragraph-rsid="001cfb4b"/>
    </style:style>
    <style:style style:name="P51" style:family="paragraph" style:parent-style-name="Standard_20__28_user_29_">
      <style:paragraph-properties fo:margin-top="0cm" fo:margin-bottom="0.282cm" style:contextual-spacing="false" fo:text-align="center" style:justify-single-word="false" fo:orphans="2" fo:widows="2" fo:hyphenation-ladder-count="no-limit"/>
      <style:text-properties officeooo:paragraph-rsid="001cfb4b" style:letter-kerning="false" style:font-name-asian="Calibri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_20__28_user_29_">
      <style:paragraph-properties fo:line-height="100%"/>
      <style:text-properties style:font-name="Consolas" fo:font-size="8pt" fo:language="en" fo:country="US" officeooo:paragraph-rsid="001cfb4b" style:font-size-asian="8pt" style:font-name-complex="Times New Roman1" style:font-size-complex="8pt"/>
    </style:style>
    <style:style style:name="P53" style:family="paragraph" style:parent-style-name="Standard_20__28_user_29_">
      <style:paragraph-properties fo:line-height="100%"/>
      <style:text-properties style:font-name="Consolas" fo:font-size="8pt" officeooo:paragraph-rsid="001cfb4b" style:font-size-asian="8pt" style:font-name-complex="Times New Roman1" style:font-size-complex="8pt"/>
    </style:style>
    <style:style style:name="P54" style:family="paragraph" style:parent-style-name="Standard_20__28_user_29_">
      <style:text-properties officeooo:paragraph-rsid="001cfb4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language="en" fo:country="US" style:font-name-complex="Times New Roman1"/>
    </style:style>
    <style:style style:name="T7" style:family="text">
      <style:text-properties style:font-name="Times New Roman" fo:language="en" fo:country="US" officeooo:rsid="001cfb4b" style:font-name-complex="Times New Roman1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language="en" fo:country="US" fo:font-weight="bold" officeooo:rsid="001dedfd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language="en" fo:country="US" fo:font-weight="bold" officeooo:rsid="001f3db2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2pt" fo:language="en" fo:country="US" fo:font-weight="bold" officeooo:rsid="00208e24" style:font-size-asian="12pt" style:font-weight-asian="bold" style:font-name-complex="Times New Roman1" style:font-size-complex="12pt"/>
    </style:style>
    <style:style style:name="T13" style:family="text">
      <style:text-properties style:font-name="Times New Roman" style:letter-kerning="true" style:font-name-asian="SimSun" style:font-name-complex="Times New Roman1" style:font-weight-complex="bold"/>
    </style:style>
    <style:style style:name="T14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officeooo:rsid="001cfb4b" style:font-name-asian="Times New Roman1" style:font-size-asian="14pt" style:font-name-complex="Times New Roman1" style:font-size-complex="14pt"/>
    </style:style>
    <style:style style:name="T16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fo:color="#000000" loext:opacity="100%"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T18" style:family="text">
      <style:text-properties fo:color="#000000" loext:opacity="100%" style:font-name="Times New Roman" style:font-name-complex="Times New Roman1"/>
    </style:style>
    <style:style style:name="T19" style:family="text"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T20" style:family="text">
      <style:text-properties fo:color="#000000" loext:opacity="100%" style:font-name="Consolas" fo:font-size="9.5pt" fo:language="en" fo:country="US" style:letter-kerning="false" style:font-name-asian="Calibri" style:font-size-asian="9.5pt" style:font-name-complex="Consolas1" style:font-size-complex="9.5pt" style:language-complex="ar" style:country-complex="SA"/>
    </style:style>
    <style:style style:name="T21" style:family="text">
      <style:text-properties fo:color="#000000" loext:opacity="100%" style:font-name="Consolas" fo:font-size="9.5pt" style:font-size-asian="9.5pt" style:font-name-complex="Consolas1" style:font-size-complex="9.5pt"/>
    </style:style>
    <style:style style:name="T22" style:family="text">
      <style:text-properties fo:color="#000000" loext:opacity="100%" style:font-name="Consolas" fo:font-size="9.5pt" fo:language="ru" fo:country="RU" style:font-size-asian="9.5pt" style:font-name-complex="Consolas1" style:font-size-complex="9.5pt"/>
    </style:style>
    <style:style style:name="T23" style:family="text">
      <style:text-properties fo:color="#0000ff" loext:opacity="100%" style:font-name="Consolas" fo:font-size="9.5pt" fo:language="en" fo:country="US" style:font-size-asian="9.5pt" style:font-name-complex="Consolas1" style:font-size-complex="9.5pt"/>
    </style:style>
    <style:style style:name="T24" style:family="text">
      <style:text-properties fo:color="#0000ff" loext:opacity="100%" style:font-name="Consolas" fo:font-size="9.5pt" style:font-size-asian="9.5pt" style:font-name-complex="Consolas1" style:font-size-complex="9.5pt"/>
    </style:style>
    <style:style style:name="T25" style:family="text">
      <style:text-properties fo:color="#808080" loext:opacity="100%" style:font-name="Consolas" fo:font-size="9.5pt" fo:language="en" fo:country="US" style:font-size-asian="9.5pt" style:font-name-complex="Consolas1" style:font-size-complex="9.5pt"/>
    </style:style>
    <style:style style:name="T26" style:family="text">
      <style:text-properties fo:color="#808080" loext:opacity="100%" style:font-name="Consolas" fo:font-size="9.5pt" style:font-size-asian="9.5pt" style:font-name-complex="Consolas1" style:font-size-complex="9.5pt"/>
    </style:style>
    <style:style style:name="T27" style:family="text">
      <style:text-properties fo:color="#a31515" loext:opacity="100%" style:font-name="Consolas" fo:font-size="9.5pt" fo:language="en" fo:country="US" style:font-size-asian="9.5pt" style:font-name-complex="Consolas1" style:font-size-complex="9.5pt"/>
    </style:style>
    <style:style style:name="T28" style:family="text">
      <style:text-properties fo:color="#6f008a" loext:opacity="100%" style:font-name="Consolas" fo:font-size="9.5pt" fo:language="en" fo:country="US" style:font-size-asian="9.5pt" style:font-name-complex="Consolas1" style:font-size-complex="9.5pt"/>
    </style:style>
    <style:style style:name="T29" style:family="text">
      <style:text-properties style:font-name="Consolas" fo:font-size="8pt" fo:language="en" fo:country="US" style:font-size-asian="8pt" style:font-name-complex="Times New Roman1" style:font-size-complex="8pt"/>
    </style:style>
    <style:style style:name="T30" style:family="text">
      <style:text-properties style:font-name="Consolas" fo:font-size="8pt" style:font-size-asian="8pt" style:font-name-complex="Times New Roman1" style:font-size-complex="8pt"/>
    </style:style>
    <style:style style:name="T31" style:family="text">
      <style:text-properties style:font-name="Consolas" fo:font-size="9.5pt" fo:language="en" fo:country="US" style:font-size-asian="9.5pt" style:font-name-complex="Consolas1" style:font-size-complex="9.5pt"/>
    </style:style>
    <style:style style:name="T32" style:family="text">
      <style:text-properties fo:color="#c586c0" loext:opacity="100%"/>
    </style:style>
    <style:style style:name="T33" style:family="text">
      <style:text-properties fo:color="#c586c0" loext:opacity="100%" style:font-name="Consolas" fo:font-size="9.5pt" fo:language="en" fo:country="US" style:font-size-asian="9.5pt" style:font-name-complex="Consolas1" style:font-size-complex="9.5pt"/>
    </style:style>
    <style:style style:name="T34" style:family="text">
      <style:text-properties fo:color="#c586c0" loext:opacity="100%" style:font-name="Consolas" fo:font-size="9.5pt" fo:language="en" fo:country="US" style:letter-kerning="false" style:font-name-asian="Calibri" style:font-size-asian="9.5pt" style:font-name-complex="Consolas1" style:font-size-complex="9.5pt" style:language-complex="ar" style:country-complex="SA"/>
    </style:style>
    <style:style style:name="T35" style:family="text">
      <style:text-properties fo:color="#569cd6" loext:opacity="100%"/>
    </style:style>
    <style:style style:name="T36" style:family="text">
      <style:text-properties fo:color="#569cd6" loext:opacity="100%" style:font-name="Consolas" fo:font-size="9.5pt" fo:language="en" fo:country="US" style:font-size-asian="9.5pt" style:font-name-complex="Consolas1" style:font-size-complex="9.5pt"/>
    </style:style>
    <style:style style:name="T37" style:family="text">
      <style:text-properties fo:color="#ce9178" loext:opacity="100%"/>
    </style:style>
    <style:style style:name="T38" style:family="text">
      <style:text-properties fo:color="#ce9178" loext:opacity="100%" style:font-name="Consolas" fo:font-size="9.5pt" fo:language="en" fo:country="US" style:font-size-asian="9.5pt" style:font-name-complex="Consolas1" style:font-size-complex="9.5pt"/>
    </style:style>
    <style:style style:name="T39" style:family="text">
      <style:text-properties fo:color="#dcdcaa" loext:opacity="100%"/>
    </style:style>
    <style:style style:name="T40" style:family="text">
      <style:text-properties fo:color="#9cdcfe" loext:opacity="100%"/>
    </style:style>
    <style:style style:name="T41" style:family="text">
      <style:text-properties fo:color="#b5cea8" loext:opacity="100%"/>
    </style:style>
    <style:style style:name="T4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2">Московский Авиационный Институт</text:span></text:p>
      <text:p text:style-name="P31"><text:span text:style-name="T2">(Национальный Исследовательский Университет)</text:span></text:p>
      <text:p text:style-name="P31"><text:span text:style-name="T2">Факультет информационных технологий и прикладной математики</text:span></text:p>
      <text:p text:style-name="P31"><text:span text:style-name="T2">Кафедра вычислительной математики и программирования</text:span></text:p>
      <text:p text:style-name="P32"/>
      <text:p text:style-name="P32"/>
      <text:p text:style-name="P31"><text:span text:style-name="T3">Лабораторная работа №5 по курсу</text:span></text:p>
      <text:p text:style-name="P31"><text:span text:style-name="T4">«Операционные системы»</text:span></text:p>
      <text:p text:style-name="P34"/>
      <text:p text:style-name="P31"/>
      <text:p text:style-name="P33"/>
      <text:p text:style-name="P32"/>
      <text:p text:style-name="P32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2"><text:span text:style-name="T14">Студент: </text:span><text:span text:style-name="T15">Путилин Д.Н.</text:span></text:p>
      <text:p text:style-name="P43"><text:span text:style-name="T14">Группа: М8О-207Б-21</text:span></text:p>
      <text:p text:style-name="P43"><text:span text:style-name="T14">Вариант: </text:span><text:span text:style-name="T15">6</text:span></text:p>
      <text:p text:style-name="P42"><text:span text:style-name="T14">Преподаватель: Миронов Евгений Сергеевич</text:span></text:p>
      <text:p text:style-name="P42"><text:span text:style-name="T14">Оценка: ___________</text:span></text:p>
      <text:p text:style-name="P42"><text:span text:style-name="T14">Дата: ___________</text:span></text:p>
      <text:p text:style-name="P42"><text:span text:style-name="T14">Подпись: ___________</text:span></text:p>
      <text:p text:style-name="P41"/>
      <text:p text:style-name="P41"/>
      <text:p text:style-name="P44"><text:span text:style-name="T14">Москва, 202</text:span><text:span text:style-name="T16">2</text:span></text:p>
      <text:p text:style-name="P31"><text:soft-page-break/><text:span text:style-name="T3">Содержание</text:span></text:p>
      <text:list text:style-name="WWNum11">
        <text:list-item text:start-value="1">
          <text:p text:style-name="P1"><text:span text:style-name="T2">Репозиторий</text:span></text:p>
        </text:list-item>
        <text:list-item text:style-override="WWNum12">
          <text:p text:style-name="P2"><text:span text:style-name="T2">Постановка задачи</text:span></text:p>
        </text:list-item>
        <text:list-item text:style-override="WWNum13">
          <text:p text:style-name="P3"><text:span text:style-name="T2">Общие сведения о программе</text:span></text:p>
        </text:list-item>
        <text:list-item text:style-override="WWNum14">
          <text:p text:style-name="P4"><text:span text:style-name="T2">Общий метод и алгоритм решения</text:span></text:p>
        </text:list-item>
        <text:list-item text:style-override="WWNum15">
          <text:p text:style-name="P5"><text:span text:style-name="T2">Исходный код</text:span></text:p>
        </text:list-item>
        <text:list-item text:style-override="WWNum16">
          <text:p text:style-name="P6"><text:span text:style-name="T2">Демонстрация работы программы</text:span></text:p>
        </text:list-item>
        <text:list-item text:style-override="WWNum17">
          <text:p text:style-name="P7"><text:span text:style-name="T2">Выводы</text:span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1"><text:span text:style-name="T3">Репозиторий</text:span></text:p>
      <text:p text:style-name="P54"><text:a xlink:type="simple" xlink:href="https://github.com/Liguha/OS" text:style-name="Default_20_Style" text:visited-style-name="Default_20_Style"><text:soft-page-break/><text:span text:style-name="T6">https</text:span><text:span text:style-name="T8">://</text:span><text:span text:style-name="T6">github</text:span><text:span text:style-name="T8">.</text:span><text:span text:style-name="T6">com</text:span><text:span text:style-name="T8">/</text:span></text:a><text:span text:style-name="T6">putilin21dn/OC</text:span></text:p>
      <text:p text:style-name="P37"/>
      <text:p text:style-name="P31"><text:span text:style-name="T3">Постановка задачи</text:span></text:p>
      <text:h text:style-name="P47" text:outline-level="2"><text:span text:style-name="T17">Цель работы<text:line-break/></text:span></text:h>
      <text:p text:style-name="P23"><text:span text:style-name="T1">Целью является приобретение практических навыков в:</text:span></text:p>
      <text:p text:style-name="P12"/>
      <text:list text:style-name="WWNum18">
        <text:list-item>
          <text:p text:style-name="P8"><text:span text:style-name="T1">Создание динамических библиотек</text:span></text:p>
        </text:list-item>
        <text:list-item>
          <text:p text:style-name="P8"><text:span text:style-name="T1">Создание программ, которые используют функции динамических библиотек</text:span></text:p>
        </text:list-item>
        <text:list-item>
          <text:p text:style-name="P8"><text:span text:style-name="T1">Работа со сборочной системой</text:span></text:p>
        </text:list-item>
      </text:list>
      <text:p text:style-name="P9"/>
      <text:p text:style-name="P23"><text:span text:style-name="T5">Задание</text:span></text:p>
      <text:h text:style-name="P48" text:outline-level="2"><text:span text:style-name="T18"><text:tab/>Требуется создать динамические библиотеки, которые реализуют определенный функционал. Далее использовать данные библиотеки 2-мя способами:</text:span></text:h>
      <text:list text:style-name="WWNum19">
        <text:list-item>
          <text:h text:style-name="P49" text:outline-level="2"><text:span text:style-name="T18">Во время компиляции (на этапе «линковки»/linking)</text:span></text:h>
        </text:list-item>
        <text:list-item>
          <text:h text:style-name="P49" text:outline-level="2"><text:span text:style-name="T18">Во время исполнения программы. Библиотеки загружаются в память с помощью интерфейса ОС для работы с динамическими библиотеками</text:span></text:h>
        </text:list-item>
      </text:list>
      <text:h text:style-name="P48" text:outline-level="2"><text:span text:style-name="T18">В конечном итоге, в лабораторной работе необходимо получить следующие части:</text:span></text:h>
      <text:list text:style-name="WWNum20">
        <text:list-item>
          <text:h text:style-name="P50" text:outline-level="2"><text:span text:style-name="T18">Динамические библиотеки, реализующие контракты, которые заданы вариантом;</text:span></text:h>
        </text:list-item>
        <text:list-item>
          <text:h text:style-name="P50" text:outline-level="2"><text:span text:style-name="T18">Тестовая программа (программа №1), которая используют одну из библиотек, используя знания полученные на этапе компиляции;</text:span></text:h>
        </text:list-item>
        <text:list-item>
          <text:h text:style-name="P50" text:outline-level="2"><text:span text:style-name="T18">Тестовая программа (программа №2), которая загружает библиотеки, используя только их местоположение и контракты.</text:span></text:h>
        </text:list-item>
      </text:list>
      <text:h text:style-name="P47" text:outline-level="2"><text:span text:style-name="T18">Провести анализ двух типов использования библиотек.</text:span></text:h>
      <text:h text:style-name="P36" text:outline-level="2"/>
      <text:p text:style-name="P27"><text:span text:style-name="T3">Общие сведения о программе</text:span></text:p>
      <text:p text:style-name="P24"><text:span text:style-name="T8">Динамические библиотеки с функциями компилируются из файлов </text:span><text:span text:style-name="T7">realisation</text:span><text:span text:style-name="T8">1.</text:span><text:span text:style-name="T6">c</text:span><text:span text:style-name="T7">pp</text:span><text:span text:style-name="T8"> и </text:span><text:span text:style-name="T7">realisation</text:span><text:span text:style-name="T8">2.</text:span><text:span text:style-name="T6">c</text:span><text:span text:style-name="T7">pp</text:span><text:span text:style-name="T8"> соответственно. Основные программы компилируются из файлов </text:span><text:span text:style-name="T7">main</text:span><text:span text:style-name="T8">.</text:span><text:span text:style-name="T6">c</text:span><text:span text:style-name="T7">pp</text:span><text:span text:style-name="T8"> и </text:span><text:span text:style-name="T7">main_dyn</text:span><text:span text:style-name="T8">.</text:span><text:span text:style-name="T6">c</text:span><text:span text:style-name="T8"> с использование заголовочного файла </text:span><text:span text:style-name="T7">realisation</text:span><text:span text:style-name="T8">.</text:span><text:span text:style-name="T6">h</text:span><text:span text:style-name="T8"> (описание функций из динамических библиотек).</text:span></text:p>
      <text:p text:style-name="P23"><text:span text:style-name="T8">Во второй программе используются библиотечные вызовы </text:span><text:span text:style-name="T6">dlopen</text:span><text:span text:style-name="T8">, </text:span><text:span text:style-name="T6">dlsym</text:span><text:span text:style-name="T8">, </text:span><text:span text:style-name="T6">dlclose</text:span><text:span text:style-name="T8"> – открытие динамической библиотеки, получение функции и закрытие соответственно.</text:span></text:p>
      <text:p text:style-name="P10"/>
      <text:p text:style-name="P27"><text:span text:style-name="T3">Общий метод и алгоритм решения</text:span></text:p>
      <text:p text:style-name="P23"><text:span text:style-name="T8">Во второй программе при получении 0 на вход происходит следующее: закрывается текущая динамическая библиотека, открывается новая (имена библиотек берутся из массива размера </text:span><text:span text:style-name="T6">N</text:span><text:span text:style-name="T8"> по формуле (</text:span><text:span text:style-name="T6">n</text:span><text:span text:style-name="T8"> + 1) % </text:span><text:span text:style-name="T6">N</text:span><text:span text:style-name="T8">, где </text:span><text:span text:style-name="T6">n</text:span><text:span text:style-name="T8"> – текущая библиотека) и из неё загружаются функции вместо функций старой.</text:span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7"><text:span text:style-name="T3">Исходный код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1"><text:span text:style-name="T10">relistation</text:span><text:span text:style-name="T9">1.c</text:span></text:p>
          </table:table-cell>
        </table:table-row>
        <table:table-row table:style-name="Таблица1.2">
          <table:table-cell table:style-name="Таблица1.A2" office:value-type="string">
            <text:p text:style-name="P15">#include "realisation.h"</text:p>
            <text:p text:style-name="P15">#include &lt;cmath&gt;</text:p>
            <text:p text:style-name="P15"/>
            <text:p text:style-name="P15">float SinIntegral(float A, float B, float e){</text:p>
            <text:p text:style-name="P15"><text:s text:c="4"/>float n = (B-A)/e;</text:p>
            <text:p text:style-name="P15"/>
            <text:p text:style-name="P15"><text:s text:c="4"/>float ans = 0.0;</text:p>
            <text:p text:style-name="P15"><text:s text:c="4"/>for(int i=1; i&lt;=n; ++i){</text:p>
            <text:p text:style-name="P15"><text:s text:c="8"/>ans += e*sin(A + e*(i-0.5));</text:p>
            <text:p text:style-name="P15"><text:s text:c="4"/>}</text:p>
            <text:p text:style-name="P15"><text:s text:c="4"/>return ans;</text:p>
            <text:p text:style-name="P15">}</text:p>
            <text:p text:style-name="P15"/>
            <text:p text:style-name="P15">float Square(float A, float B) {</text:p>
            <text:p text:style-name="P15"><text:s text:c="4"/>return A * B;</text:p>
            <text:p text:style-name="P15">}</text:p>
            <text:p text:style-name="P17"/>
            <text:p text:style-name="P22"><text:span text:style-name="T19"/></text:p>
          </table:table-cell>
        </table:table-row>
      </table:table>
      <text:p text:style-name="P38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51"><text:span text:style-name="T10">realisation</text:span><text:span text:style-name="T9">2.c</text:span></text:p>
          </table:table-cell>
        </table:table-row>
        <table:table-row table:style-name="Таблица2.1">
          <table:table-cell table:style-name="Таблица2.A1" office:value-type="string">
            <text:p text:style-name="P18"><text:span text:style-name="T31">#include "realisation.h"</text:span></text:p>
            <text:p text:style-name="P16">#include &lt;cmath&gt;</text:p>
            <text:p text:style-name="P19"/>
            <text:p text:style-name="P16">float SinIntegral(float A, float B, float e){</text:p>
            <text:p text:style-name="P16">float n = (B-A)/e;</text:p>
            <text:p text:style-name="P19"/>
            <text:p text:style-name="P16">float ans = e* (sin(B) - sin(A))/2.0;</text:p>
            <text:p text:style-name="P19"/>
            <text:p text:style-name="P16">for(int i=1; i&lt;=n-1; ++i){</text:p>
            <text:p text:style-name="P16">ans += e*sin(A + e*i);</text:p>
            <text:p text:style-name="P16">}</text:p>
            <text:p text:style-name="P16">return ans;</text:p>
            <text:p text:style-name="P16">}</text:p>
            <text:p text:style-name="P19"/>
            <text:p text:style-name="P16">float Square(float A, float B) {</text:p>
            <text:p text:style-name="P16">return A/2.f * B;</text:p>
            <text:p text:style-name="P16">}</text:p>
            <text:p text:style-name="P20"><text:span text:style-name="T31"/></text:p>
          </table:table-cell>
        </table:table-row>
      </table:table>
      <text:p text:style-name="P38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51"><text:span text:style-name="T11">main</text:span><text:span text:style-name="T9">.c</text:span><text:span text:style-name="T11">pp</text:span></text:p>
          </table:table-cell>
        </table:table-row>
        <table:table-row table:style-name="Таблица3.1">
          <table:table-cell table:style-name="Таблица3.A1" office:value-type="string">
            <text:p text:style-name="P22"><text:span text:style-name="T19">#include "../include/realisation.h"</text:span></text:p>
            <text:p text:style-name="P22"><text:span text:style-name="T19">#include &lt;stdio.h&gt;</text:span></text:p>
            <text:p text:style-name="P22"><text:span text:style-name="T19">#include &lt;time.h&gt;</text:span></text:p>
            <text:p text:style-name="P22"><text:span text:style-name="T19"/></text:p>
            <text:p text:style-name="P22"><text:span text:style-name="T19"/></text:p>
            <text:p text:style-name="P22"><text:span text:style-name="T19">#define check(VALUE, OKVAL, MSG) \</text:span></text:p>
            <text:p text:style-name="P22"><text:span text:style-name="T19"><text:s text:c="4"/>if (VALUE != OKVAL) { \</text:span></text:p>
            <text:p text:style-name="P22"><text:span text:style-name="T19"><text:s text:c="8"/>printf("%s", MSG); \</text:span></text:p>
            <text:p text:style-name="P22"><text:span text:style-name="T19"><text:s text:c="8"/>return 1; \</text:span></text:p>
            <text:p text:style-name="P22"><text:soft-page-break/><text:span text:style-name="T19"><text:s text:c="4"/>} \</text:span></text:p>
            <text:p text:style-name="P22"><text:span text:style-name="T19"/></text:p>
            <text:p text:style-name="P22"><text:span text:style-name="T19"/></text:p>
            <text:p text:style-name="P22"><text:span text:style-name="T19">#define PRINT_ID printf("ID : %s\n", C_ID)</text:span></text:p>
            <text:p text:style-name="P22"><text:span text:style-name="T19"/></text:p>
            <text:p text:style-name="P22"><text:span text:style-name="T19">#define PRINT_VERSION printf("VERSION : %s\n", C_VERSION)</text:span></text:p>
            <text:p text:style-name="P22"><text:span text:style-name="T19"/></text:p>
            <text:p text:style-name="P22"><text:span text:style-name="T19">#define PRINT_DATE printf("DATE : %s\n", DATE)</text:span></text:p>
            <text:p text:style-name="P22"><text:span text:style-name="T19"/></text:p>
            <text:p text:style-name="P22"><text:span text:style-name="T19"/></text:p>
            <text:p text:style-name="P22"><text:span text:style-name="T19"/></text:p>
            <text:p text:style-name="P22"><text:span text:style-name="T19"/></text:p>
            <text:p text:style-name="P22"><text:span text:style-name="T19">int main() {</text:span></text:p>
            <text:p text:style-name="P22"><text:span text:style-name="T19"><text:s text:c="4"/>int q;</text:span></text:p>
            <text:p text:style-name="P22"><text:span text:style-name="T19"><text:s text:c="4"/>PRINT_ID;</text:span></text:p>
            <text:p text:style-name="P22"><text:span text:style-name="T19"><text:s text:c="4"/>PRINT_VERSION;</text:span></text:p>
            <text:p text:style-name="P22"><text:span text:style-name="T19"><text:s text:c="4"/>PRINT_DATE;</text:span></text:p>
            <text:p text:style-name="P22"><text:span text:style-name="T19"/></text:p>
            <text:p text:style-name="P22"><text:span text:style-name="T19"/></text:p>
            <text:p text:style-name="P22"><text:span text:style-name="T19"><text:s text:c="4"/>while (scanf("%d", &amp;q) &gt; 0) {</text:span></text:p>
            <text:p text:style-name="P22"><text:span text:style-name="T19"><text:s text:c="8"/>if (q == 1) {</text:span></text:p>
            <text:p text:style-name="P22"><text:span text:style-name="T19"><text:s text:c="12"/>float A,B,e;</text:span></text:p>
            <text:p text:style-name="P22"><text:span text:style-name="T19"><text:s text:c="12"/>check(scanf("%f%f%f", &amp;A, &amp;B, &amp;e), 3, "Error reading floats!\n");</text:span></text:p>
            <text:p text:style-name="P22"><text:span text:style-name="T19"><text:s text:c="12"/>printf("SinIntegral(%f, %f, %f) = %.10f\n", A, B, e, SinIntegral(A,B,e));</text:span></text:p>
            <text:p text:style-name="P22"><text:span text:style-name="T19"><text:s text:c="8"/>} else if (q == 2) {</text:span></text:p>
            <text:p text:style-name="P22"><text:span text:style-name="T19"><text:s text:c="12"/>float A, B;</text:span></text:p>
            <text:p text:style-name="P22"><text:span text:style-name="T19"><text:s text:c="12"/>check(scanf("%f %f", &amp;A, &amp;B), 2, "Error reading floats!\n");</text:span></text:p>
            <text:p text:style-name="P22"><text:span text:style-name="T19"><text:s text:c="12"/>printf("Area is: %f\n", Square(A, B));</text:span></text:p>
            <text:p text:style-name="P22"><text:span text:style-name="T19"><text:s text:c="8"/>} else {</text:span></text:p>
            <text:p text:style-name="P22"><text:span text:style-name="T19"><text:s text:c="12"/>printf("End.\n");</text:span></text:p>
            <text:p text:style-name="P22"><text:span text:style-name="T19"><text:s text:c="12"/>return 0;</text:span></text:p>
            <text:p text:style-name="P22"><text:span text:style-name="T19"><text:s text:c="8"/>}</text:span></text:p>
            <text:p text:style-name="P22"><text:span text:style-name="T19"><text:s text:c="4"/>}</text:span></text:p>
            <text:p text:style-name="P22"><text:span text:style-name="T19">}</text:span></text:p>
          </table:table-cell>
        </table:table-row>
      </table:table>
      <text:p text:style-name="P38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51"><text:span text:style-name="T12">main_dyn</text:span><text:span text:style-name="T9">.c</text:span></text:p>
          </table:table-cell>
        </table:table-row>
        <table:table-row table:style-name="Таблица4.1">
          <table:table-cell table:style-name="Таблица4.A2" office:value-type="string">
            <text:p text:style-name="P22"><text:span text:style-name="T19">#include &lt;stdio.h&gt;</text:span></text:p>
            <text:p text:style-name="P22"><text:span text:style-name="T19">#include &lt;dlfcn.h&gt;</text:span></text:p>
            <text:p text:style-name="P22"><text:span text:style-name="T19"/></text:p>
            <text:p text:style-name="P22"><text:span text:style-name="T19">#define CHECK_ERROR(expr, message) \</text:span></text:p>
            <text:p text:style-name="P22"><text:span text:style-name="T19"><text:s text:c="4"/>do \</text:span></text:p>
            <text:p text:style-name="P22"><text:span text:style-name="T19"><text:s text:c="4"/>{ \</text:span></text:p>
            <text:p text:style-name="P22"><text:span text:style-name="T19"><text:s text:c="8"/>void* res = (expr); \</text:span></text:p>
            <text:p text:style-name="P22"><text:span text:style-name="T19"><text:s text:c="8"/>if (res == NULL) \</text:span></text:p>
            <text:p text:style-name="P22"><text:span text:style-name="T19"><text:s text:c="8"/>{ \</text:span></text:p>
            <text:p text:style-name="P22"><text:span text:style-name="T19"><text:s text:c="12"/>perror(message); \</text:span></text:p>
            <text:p text:style-name="P22"><text:span text:style-name="T19"><text:s text:c="12"/>return -1; \</text:span></text:p>
            <text:p text:style-name="P22"><text:span text:style-name="T19"><text:s text:c="8"/>} \</text:span></text:p>
            <text:p text:style-name="P22"><text:span text:style-name="T19"><text:s text:c="4"/>} while (0)</text:span></text:p>
            <text:p text:style-name="P22"><text:span text:style-name="T19"/></text:p>
            <text:p text:style-name="P22"><text:span text:style-name="T19">#define check(VALUE, OKVAL, MSG) \</text:span></text:p>
            <text:p text:style-name="P22"><text:span text:style-name="T19"><text:s text:c="4"/>if (VALUE != OKVAL) { \</text:span></text:p>
            <text:p text:style-name="P22"><text:span text:style-name="T19"><text:s text:c="8"/>printf("%s", MSG); \</text:span></text:p>
            <text:p text:style-name="P22"><text:span text:style-name="T19"><text:s text:c="8"/>return 1; \</text:span></text:p>
            <text:p text:style-name="P22"><text:span text:style-name="T19"><text:s text:c="4"/>} \</text:span></text:p>
            <text:p text:style-name="P22"><text:span text:style-name="T19"/></text:p>
            <text:p text:style-name="P22"><text:span text:style-name="T19"/></text:p>
            <text:p text:style-name="P22"><text:span text:style-name="T19">const int N = 2;</text:span></text:p>
            <text:p text:style-name="P22"><text:span text:style-name="T19">const char* names[] = {"./libdyn1.so", "./libdyn2.so"};</text:span></text:p>
            <text:p text:style-name="P22"><text:span text:style-name="T19"/></text:p>
            <text:p text:style-name="P22"><text:span text:style-name="T19"/></text:p>
            <text:p text:style-name="P22"><text:span text:style-name="T19">#define PRINT_ID printf("ID : %s\n", C_ID)</text:span></text:p>
            <text:p text:style-name="P22"><text:soft-page-break/><text:span text:style-name="T19"/></text:p>
            <text:p text:style-name="P22"><text:span text:style-name="T19">#define PRINT_VERSION printf("VERSION : %s\n", C_VERSION)</text:span></text:p>
            <text:p text:style-name="P22"><text:span text:style-name="T19"/></text:p>
            <text:p text:style-name="P22"><text:span text:style-name="T19">#define PRINT_DATE printf("DATE : %s\n", DATE)</text:span></text:p>
            <text:p text:style-name="P22"><text:span text:style-name="T19"/></text:p>
            <text:p text:style-name="P22"><text:span text:style-name="T19"/></text:p>
            <text:p text:style-name="P22"><text:span text:style-name="T19"/></text:p>
            <text:p text:style-name="P22"><text:span text:style-name="T19">int main()</text:span></text:p>
            <text:p text:style-name="P22"><text:span text:style-name="T19">{</text:span></text:p>
            <text:p text:style-name="P22"><text:span text:style-name="T19"/></text:p>
            <text:p text:style-name="P22"><text:span text:style-name="T19"><text:s text:c="4"/>PRINT_ID;</text:span></text:p>
            <text:p text:style-name="P22"><text:span text:style-name="T19"><text:s text:c="4"/>PRINT_VERSION;</text:span></text:p>
            <text:p text:style-name="P22"><text:span text:style-name="T19"><text:s text:c="4"/>PRINT_DATE;</text:span></text:p>
            <text:p text:style-name="P22"><text:span text:style-name="T19"/></text:p>
            <text:p text:style-name="P22"><text:span text:style-name="T19"><text:s text:c="4"/>int n = 0;</text:span></text:p>
            <text:p text:style-name="P22"><text:span text:style-name="T19"><text:s text:c="4"/>void* handle;</text:span></text:p>
            <text:p text:style-name="P22"><text:span text:style-name="T19"><text:s text:c="4"/>float(*SinIntegral)(float,float,float); float(*Square)(float,float);</text:span></text:p>
            <text:p text:style-name="P22"><text:span text:style-name="T19"><text:s text:c="4"/>handle = dlopen(names[n], RTLD_LAZY);</text:span></text:p>
            <text:p text:style-name="P22"><text:span text:style-name="T19"><text:s text:c="4"/>CHECK_ERROR(handle = dlopen(names[n], RTLD_LAZY), "dlopen error");</text:span></text:p>
            <text:p text:style-name="P22"><text:span text:style-name="T19"><text:s text:c="4"/>SinIntegral = dlsym(handle, "_Z11SinIntegralfff");</text:span></text:p>
            <text:p text:style-name="P22"><text:span text:style-name="T19"><text:s text:c="4"/>CHECK_ERROR(SinIntegral = dlsym(handle, "_Z11SinIntegralfff"), "dlsym error (SinIntegral)");</text:span></text:p>
            <text:p text:style-name="P22"><text:span text:style-name="T19"><text:s text:c="4"/>CHECK_ERROR(Square = dlsym(handle, "_Z6Squareff"), "dlsym error (Square)");</text:span></text:p>
            <text:p text:style-name="P22"><text:span text:style-name="T19"/></text:p>
            <text:p text:style-name="P22"><text:span text:style-name="T19"><text:s text:c="4"/>int t;</text:span></text:p>
            <text:p text:style-name="P22"><text:span text:style-name="T19"/></text:p>
            <text:p text:style-name="P22"><text:span text:style-name="T19"><text:s text:c="4"/>while(1)</text:span></text:p>
            <text:p text:style-name="P22"><text:span text:style-name="T19"><text:s text:c="4"/>{</text:span></text:p>
            <text:p text:style-name="P22"><text:span text:style-name="T19"><text:s text:c="8"/></text:span></text:p>
            <text:p text:style-name="P22"><text:span text:style-name="T19"><text:s text:c="8"/>scanf("%d", &amp;t);</text:span></text:p>
            <text:p text:style-name="P22"><text:span text:style-name="T19"><text:s text:c="8"/>if (t == 0)</text:span></text:p>
            <text:p text:style-name="P22"><text:span text:style-name="T19"><text:s text:c="8"/>{</text:span></text:p>
            <text:p text:style-name="P22"><text:span text:style-name="T19"><text:s text:c="12"/>n = (n + 1) % N;</text:span></text:p>
            <text:p text:style-name="P22"><text:span text:style-name="T19"><text:s text:c="12"/>dlclose(handle);</text:span></text:p>
            <text:p text:style-name="P22"><text:span text:style-name="T19"><text:s text:c="12"/>CHECK_ERROR(handle = dlopen(names[n], RTLD_LAZY), "dlopen error");</text:span></text:p>
            <text:p text:style-name="P22"><text:span text:style-name="T19"><text:s text:c="12"/>CHECK_ERROR(SinIntegral = dlsym(handle, "_Z11SinIntegralfff"), "dlsym error (SinIntegral)");</text:span></text:p>
            <text:p text:style-name="P22"><text:span text:style-name="T19"><text:s text:c="12"/>CHECK_ERROR(Square = dlsym(handle, "_Z6Squareff"), "dlsym error (Square)");</text:span></text:p>
            <text:p text:style-name="P22"><text:span text:style-name="T19"><text:s text:c="12"/>printf("Swap library!\n");</text:span></text:p>
            <text:p text:style-name="P22"><text:span text:style-name="T19"/></text:p>
            <text:p text:style-name="P22"><text:span text:style-name="T19"><text:s text:c="8"/>}</text:span></text:p>
            <text:p text:style-name="P22"><text:span text:style-name="T19"><text:s text:c="8"/>if (t == 1)</text:span></text:p>
            <text:p text:style-name="P22"><text:span text:style-name="T19"><text:s text:c="8"/>{</text:span></text:p>
            <text:p text:style-name="P22"><text:span text:style-name="T19"><text:s text:c="12"/>float A,B,e;</text:span></text:p>
            <text:p text:style-name="P22"><text:span text:style-name="T19"><text:s text:c="12"/>check(scanf("%f %f %f", &amp;A, &amp;B, &amp;e), 3, "Error reading floats!\n");</text:span></text:p>
            <text:p text:style-name="P22"><text:span text:style-name="T19"><text:s text:c="12"/>printf("SinIntegral(%f, %f, %f) = %.10f\n", A, B, e, (*SinIntegral)(A,B,e));</text:span></text:p>
            <text:p text:style-name="P22"><text:span text:style-name="T19"><text:s text:c="8"/>}</text:span></text:p>
            <text:p text:style-name="P22"><text:span text:style-name="T19"/></text:p>
            <text:p text:style-name="P22"><text:span text:style-name="T19"><text:s text:c="8"/>if (t == 2)</text:span></text:p>
            <text:p text:style-name="P22"><text:span text:style-name="T19"><text:s text:c="8"/>{</text:span></text:p>
            <text:p text:style-name="P22"><text:span text:style-name="T19"><text:s text:c="12"/>float A,B;</text:span></text:p>
            <text:p text:style-name="P22"><text:span text:style-name="T19"><text:s text:c="12"/>check(scanf("%f %f", &amp;A, &amp;B), 2, "Error reading floats!\n");</text:span></text:p>
            <text:p text:style-name="P22"><text:span text:style-name="T19"><text:s text:c="12"/>printf("Area is: %f\n", (*Square)(A, B)); <text:s text:c="2"/></text:span></text:p>
            <text:p text:style-name="P22"><text:span text:style-name="T19"><text:s text:c="8"/>}</text:span></text:p>
            <text:p text:style-name="P22"><text:span text:style-name="T19"><text:s text:c="8"/>if (t == -1){</text:span></text:p>
            <text:p text:style-name="P22"><text:span text:style-name="T19"><text:s text:c="12"/>printf("End.\n");</text:span></text:p>
            <text:p text:style-name="P22"><text:span text:style-name="T19"><text:s text:c="12"/>return 0;}</text:span></text:p>
            <text:p text:style-name="P22"><text:span text:style-name="T19"><text:s text:c="4"/>}</text:span></text:p>
            <text:p text:style-name="P22"><text:span text:style-name="T19">}</text:span></text:p>
          </table:table-cell>
        </table:table-row>
      </table:table>
      <text:p text:style-name="P38"/>
      <text:p text:style-name="P31"><text:span text:style-name="T3"/></text:p>
      <text:p text:style-name="P31"><text:soft-page-break/><text:span text:style-name="T3">Демонстрация работы программы</text:span></text:p>
      <text:p text:style-name="P53"><text:span text:style-name="T42">dmitry@dmitry-VirtualBox:~/Рабочий стол/OC/lab5$ cmake .</text:span></text:p>
      <text:p text:style-name="P53">-- The C compiler identification is GNU 12.2.0</text:p>
      <text:p text:style-name="P53">-- The CXX compiler identification is GNU 12.2.0</text:p>
      <text:p text:style-name="P53">-- Detecting C compiler ABI info</text:p>
      <text:p text:style-name="P53">-- Detecting C compiler ABI info - done</text:p>
      <text:p text:style-name="P53">-- Check for working C compiler: /usr/bin/cc - skipped</text:p>
      <text:p text:style-name="P53">-- Detecting C compile features</text:p>
      <text:p text:style-name="P53">-- Detecting C compile features - done</text:p>
      <text:p text:style-name="P53">-- Detecting CXX compiler ABI info</text:p>
      <text:p text:style-name="P53">-- Detecting CXX compiler ABI info - done</text:p>
      <text:p text:style-name="P53">-- Check for working CXX compiler: /usr/bin/c++ - skipped</text:p>
      <text:p text:style-name="P53">-- Detecting CXX compile features</text:p>
      <text:p text:style-name="P53">-- Detecting CXX compile features - done</text:p>
      <text:p text:style-name="P53">-- Configuring done</text:p>
      <text:p text:style-name="P53">-- Generating done</text:p>
      <text:p text:style-name="P53">-- Build files have been written to: /home/dmitry/Рабочий стол/OC/lab5</text:p>
      <text:p text:style-name="P53">dmitry@dmitry-VirtualBox:~/Рабочий стол/OC/lab5$ make </text:p>
      <text:p text:style-name="P53">[ 10%] Building CXX object CMakeFiles/dyn1.dir/src/realisation1.cpp.o</text:p>
      <text:p text:style-name="P53">[ 20%] Linking CXX shared library libdyn1.so</text:p>
      <text:p text:style-name="P53">[ 20%] Built target dyn1</text:p>
      <text:p text:style-name="P53">[ 30%] Building CXX object CMakeFiles/dyn2.dir/src/realisation2.cpp.o</text:p>
      <text:p text:style-name="P53">[ 40%] Linking CXX shared library libdyn2.so</text:p>
      <text:p text:style-name="P53">[ 40%] Built target dyn2</text:p>
      <text:p text:style-name="P53">[ 50%] Building CXX object CMakeFiles/main1.out.dir/src/main.cpp.o</text:p>
      <text:p text:style-name="P53">[ 60%] Linking CXX executable main1.out</text:p>
      <text:p text:style-name="P53">[ 60%] Built target main1.out</text:p>
      <text:p text:style-name="P53">[ 70%] Building CXX object CMakeFiles/main2.out.dir/src/main.cpp.o</text:p>
      <text:p text:style-name="P53">[ 80%] Linking CXX executable main2.out</text:p>
      <text:p text:style-name="P53">[ 80%] Built target main2.out</text:p>
      <text:p text:style-name="P53">[ 90%] Building C object CMakeFiles/main_dyn.out.dir/src/main_dyn.c.o</text:p>
      <text:p text:style-name="P53">[100%] Linking C executable main_dyn.out</text:p>
      <text:p text:style-name="P53">[100%] Built target main_dyn.out</text:p>
      <text:p text:style-name="P53">dmitry@dmitry-VirtualBox:~/Рабочий стол/OC/lab5$ ./main1.out </text:p>
      <text:p text:style-name="P53">ID : GNU</text:p>
      <text:p text:style-name="P53">VERSION : 12.2.0</text:p>
      <text:p text:style-name="P53">DATE : 2022-12-09 <text:s/>13:12:1670594105</text:p>
      <text:p text:style-name="P53">1</text:p>
      <text:p text:style-name="P53">0 10 0.001</text:p>
      <text:p text:style-name="P53">SinIntegral(0.000000, 10.000000, 0.001000) = 1.8390767574</text:p>
      <text:p text:style-name="P53">2</text:p>
      <text:p text:style-name="P53">5 4</text:p>
      <text:p text:style-name="P53"><text:soft-page-break/>Area is: 20.000000</text:p>
      <text:p text:style-name="P53">0</text:p>
      <text:p text:style-name="P53">End.</text:p>
      <text:p text:style-name="P53">dmitry@dmitry-VirtualBox:~/Рабочий стол/OC/lab5$ ./main2.out </text:p>
      <text:p text:style-name="P53">ID : GNU</text:p>
      <text:p text:style-name="P53">VERSION : 12.2.0</text:p>
      <text:p text:style-name="P53">DATE : 2022-12-09 <text:s/>13:12:1670594105</text:p>
      <text:p text:style-name="P53">1</text:p>
      <text:p text:style-name="P53">0 10 0.001</text:p>
      <text:p text:style-name="P53">SinIntegral(0.000000, 10.000000, 0.001000) = 1.8390686512</text:p>
      <text:p text:style-name="P53">2</text:p>
      <text:p text:style-name="P53">5 4</text:p>
      <text:p text:style-name="P53">Area is: 10.000000</text:p>
      <text:p text:style-name="P53">0</text:p>
      <text:p text:style-name="P53">End.</text:p>
      <text:p text:style-name="P53">dmitry@dmitry-VirtualBox:~/Рабочий стол/OC/lab5$ ./main_dyn.out </text:p>
      <text:p text:style-name="P53">ID : GNU</text:p>
      <text:p text:style-name="P53">VERSION : 12.2.0</text:p>
      <text:p text:style-name="P53">DATE : 2022-12-09 <text:s/>13:12:1670594105</text:p>
      <text:p text:style-name="P53">1</text:p>
      <text:p text:style-name="P53">0 10 0.001</text:p>
      <text:p text:style-name="P53">SinIntegral(0.000000, 10.000000, 0.001000) = 1.8390767574</text:p>
      <text:p text:style-name="P53">2</text:p>
      <text:p text:style-name="P53">5 4</text:p>
      <text:p text:style-name="P53">Area is: 20.000000</text:p>
      <text:p text:style-name="P53">0</text:p>
      <text:p text:style-name="P53">Swap library!</text:p>
      <text:p text:style-name="P53">1</text:p>
      <text:p text:style-name="P53">0 10 0.001</text:p>
      <text:p text:style-name="P53">SinIntegral(0.000000, 10.000000, 0.001000) = 1.8390686512</text:p>
      <text:p text:style-name="P53">2</text:p>
      <text:p text:style-name="P53">5 4</text:p>
      <text:p text:style-name="P53">Area is: 10.000000</text:p>
      <text:p text:style-name="P53">-1</text:p>
      <text:p text:style-name="P53">End.</text:p>
      <text:p text:style-name="P53"/>
      <text:p text:style-name="P28"><text:span text:style-name="T3">Выводы</text:span></text:p>
      <text:p text:style-name="P23"><text:span text:style-name="T8"><text:tab/>Составлены и отлажены программы на языке Си, осуществляющие работу </text:span><text:span text:style-name="T13">с динамическими библиотеками. Одна подключает библиотеки на этапе линковки, другая во время работы по средствам ОС.</text:span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andard_20__28_user_29_" style:display-name="Standard (user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vertical-align="baseline" style:writing-mode="lr-tb"/>
      <style:text-properties fo:font-size="11pt" style:font-size-asian="11pt" style:language-asian="ru" style:country-asian="RU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6:45:51.647984038</meta:creation-date>
    <dc:date>2022-12-09T16:57:54.962134833</dc:date>
    <meta:editing-duration>PT12M1S</meta:editing-duration>
    <meta:editing-cycles>9</meta:editing-cycles>
    <meta:generator>LibreOffice/7.4.2.3$Linux_X86_64 LibreOffice_project/40$Build-3</meta:generator>
    <meta:document-statistic meta:table-count="4" meta:image-count="0" meta:object-count="0" meta:page-count="8" meta:paragraph-count="251" meta:word-count="1050" meta:character-count="8172" meta:non-whitespace-character-count="6748"/>
  </office:meta>
</office:document-meta>
</file>